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06pt solid #000000" style:text-align-source="fix" style:repeat-content="false" fo:wrap-option="wrap" fo:border="2.49pt solid #000000" style:direction="ltr" style:vertical-align="top"/>
      <style:paragraph-properties fo:text-align="end" fo:margin-left="0in"/>
    </style:style>
    <style:style style:name="ce2" style:family="table-cell" style:parent-style-name="Default">
      <style:table-cell-properties fo:border-bottom="0.06pt solid #000000" fo:background-color="#00a933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2.49pt solid #000000" fo:background-color="#00a933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fill-color="#ff4000" draw:opacity="100%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400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9.8559in" svg:height="5.5437in" svg:x="0.7909in" svg:y="3.1358in">
            <draw:object draw:notify-on-update-of-ranges="Sheet1.B8:Sheet1.B8 Sheet1.B2:Sheet1.B11 Sheet1.C8:Sheet1.C8 Sheet1.C2:Sheet1.C11 Sheet1.D8:Sheet1.D8 Sheet1.D2:Sheet1.D11 Sheet1.E8:Sheet1.E8 Sheet1.E2:Sheet1.E11 Sheet1.F8:Sheet1.F8 Sheet1.F2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0.8835in" svg:height="6.1256in" svg:x="10.374in" svg:y="9.9976in">
            <draw:object draw:notify-on-update-of-ranges="Sheet1.G8:Sheet1.G8 Sheet1.G2:Sheet1.G11 Sheet1.H8:Sheet1.H8 Sheet1.H2:Sheet1.H11 Sheet1.I8:Sheet1.I8 Sheet1.I2:Sheet1.I11 Sheet1.J8:Sheet1.J8 Sheet1.J2:Sheet1.J11 Sheet1.K8:Sheet1.K8 Sheet1.K2:Sheet1.K11 Sheet1.L8:Sheet1.L8 Sheet1.L2:Sheet1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" table:default-cell-style-name="ce5"/>
        <table:table-column table:style-name="co2" table:default-cell-style-name="ce8"/>
        <table:table-row table:style-name="ro1">
          <table:table-cell table:style-name="ce1" office:value-type="string" calcext:value-type="string">
            <text:p><text:s/>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15000" calcext:value-type="float">
            <text:p>15000</text:p>
          </table:table-cell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45000" calcext:value-type="float">
            <text:p>45000</text:p>
          </table:table-cell>
          <table:table-cell table:style-name="ce4" office:value-type="float" office:value="60000" calcext:value-type="float">
            <text:p>60000</text:p>
          </table:table-cell>
          <table:table-cell table:style-name="ce4" office:value-type="float" office:value="75000" calcext:value-type="float">
            <text:p>75000</text:p>
          </table:table-cell>
          <table:table-cell table:style-name="ce4" office:value-type="float" office:value="90000" calcext:value-type="float">
            <text:p>90000</text:p>
          </table:table-cell>
          <table:table-cell table:style-name="ce4" office:value-type="float" office:value="105000" calcext:value-type="float">
            <text:p>105000</text:p>
          </table:table-cell>
          <table:table-cell table:style-name="ce4" office:value-type="float" office:value="120000" calcext:value-type="float">
            <text:p>120000</text:p>
          </table:table-cell>
          <table:table-cell table:style-name="ce4" office:value-type="float" office:value="135000" calcext:value-type="float">
            <text:p>135000</text:p>
          </table:table-cell>
          <table:table-cell table:style-name="ce7"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4724" calcext:value-type="float">
            <text:p>0.14724</text:p>
          </table:table-cell>
          <table:table-cell office:value-type="float" office:value="0.784695" calcext:value-type="float">
            <text:p>0.784695</text:p>
          </table:table-cell>
          <table:table-cell office:value-type="float" office:value="2.521897" calcext:value-type="float">
            <text:p>2.521897</text:p>
          </table:table-cell>
          <table:table-cell office:value-type="float" office:value="4.100011" calcext:value-type="float">
            <text:p>4.100011</text:p>
          </table:table-cell>
          <table:table-cell office:value-type="float" office:value="4.924917" calcext:value-type="float">
            <text:p>4.924917</text:p>
          </table:table-cell>
          <table:table-cell office:value-type="float" office:value="6.149413" calcext:value-type="float">
            <text:p>6.149413</text:p>
          </table:table-cell>
          <table:table-cell office:value-type="float" office:value="7.631096" calcext:value-type="float">
            <text:p>7.631096</text:p>
          </table:table-cell>
          <table:table-cell office:value-type="float" office:value="8.691645" calcext:value-type="float">
            <text:p>8.691645</text:p>
          </table:table-cell>
          <table:table-cell office:value-type="float" office:value="10.720969" calcext:value-type="float">
            <text:p>10.720969</text:p>
          </table:table-cell>
          <table:table-cell office:value-type="float" office:value="11.424106" calcext:value-type="float">
            <text:p>11.424106</text:p>
          </table:table-cell>
          <table:table-cell office:value-type="float" office:value="12.429553" calcext:value-type="float">
            <text:p>12.42955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78016" calcext:value-type="float">
            <text:p>0.078016</text:p>
          </table:table-cell>
          <table:table-cell office:value-type="float" office:value="0.380776" calcext:value-type="float">
            <text:p>0.380776</text:p>
          </table:table-cell>
          <table:table-cell office:value-type="float" office:value="1.332272" calcext:value-type="float">
            <text:p>1.332272</text:p>
          </table:table-cell>
          <table:table-cell office:value-type="float" office:value="2.096845" calcext:value-type="float">
            <text:p>2.096845</text:p>
          </table:table-cell>
          <table:table-cell office:value-type="float" office:value="2.345644" calcext:value-type="float">
            <text:p>2.345644</text:p>
          </table:table-cell>
          <table:table-cell office:value-type="float" office:value="2.909306" calcext:value-type="float">
            <text:p>2.909306</text:p>
          </table:table-cell>
          <table:table-cell office:value-type="float" office:value="3.388353" calcext:value-type="float">
            <text:p>3.388353</text:p>
          </table:table-cell>
          <table:table-cell office:value-type="float" office:value="4.030681" calcext:value-type="float">
            <text:p>4.030681</text:p>
          </table:table-cell>
          <table:table-cell office:value-type="float" office:value="4.804068" calcext:value-type="float">
            <text:p>4.804068</text:p>
          </table:table-cell>
          <table:table-cell office:value-type="float" office:value="5.394165" calcext:value-type="float">
            <text:p>5.394165</text:p>
          </table:table-cell>
          <table:table-cell office:value-type="float" office:value="6.229242" calcext:value-type="float">
            <text:p>6.22924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74059" calcext:value-type="float">
            <text:p>0.074059</text:p>
          </table:table-cell>
          <table:table-cell office:value-type="float" office:value="0.281213" calcext:value-type="float">
            <text:p>0.281213</text:p>
          </table:table-cell>
          <table:table-cell office:value-type="float" office:value="0.767716" calcext:value-type="float">
            <text:p>0.767716</text:p>
          </table:table-cell>
          <table:table-cell office:value-type="float" office:value="1.145122" calcext:value-type="float">
            <text:p>1.145122</text:p>
          </table:table-cell>
          <table:table-cell office:value-type="float" office:value="1.514345" calcext:value-type="float">
            <text:p>1.514345</text:p>
          </table:table-cell>
          <table:table-cell office:value-type="float" office:value="1.882013" calcext:value-type="float">
            <text:p>1.882013</text:p>
          </table:table-cell>
          <table:table-cell office:value-type="float" office:value="2.259658" calcext:value-type="float">
            <text:p>2.259658</text:p>
          </table:table-cell>
          <table:table-cell office:value-type="float" office:value="2.668593" calcext:value-type="float">
            <text:p>2.668593</text:p>
          </table:table-cell>
          <table:table-cell office:value-type="float" office:value="3.01898" calcext:value-type="float">
            <text:p>3.01898</text:p>
          </table:table-cell>
          <table:table-cell office:value-type="float" office:value="4.481921" calcext:value-type="float">
            <text:p>4.481921</text:p>
          </table:table-cell>
          <table:table-cell office:value-type="float" office:value="3.695474" calcext:value-type="float">
            <text:p>3.6954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3408" calcext:value-type="float">
            <text:p>0.073408</text:p>
          </table:table-cell>
          <table:table-cell office:value-type="float" office:value="0.24477" calcext:value-type="float">
            <text:p>0.24477</text:p>
          </table:table-cell>
          <table:table-cell office:value-type="float" office:value="0.623222" calcext:value-type="float">
            <text:p>0.623222</text:p>
          </table:table-cell>
          <table:table-cell office:value-type="float" office:value="0.930842" calcext:value-type="float">
            <text:p>0.930842</text:p>
          </table:table-cell>
          <table:table-cell office:value-type="float" office:value="1.301785" calcext:value-type="float">
            <text:p>1.301785</text:p>
          </table:table-cell>
          <table:table-cell office:value-type="float" office:value="1.50392" calcext:value-type="float">
            <text:p>1.50392</text:p>
          </table:table-cell>
          <table:table-cell office:value-type="float" office:value="1.88953" calcext:value-type="float">
            <text:p>1.88953</text:p>
          </table:table-cell>
          <table:table-cell office:value-type="float" office:value="2.176706" calcext:value-type="float">
            <text:p>2.176706</text:p>
          </table:table-cell>
          <table:table-cell office:value-type="float" office:value="2.522325" calcext:value-type="float">
            <text:p>2.522325</text:p>
          </table:table-cell>
          <table:table-cell office:value-type="float" office:value="3.49188" calcext:value-type="float">
            <text:p>3.49188</text:p>
          </table:table-cell>
          <table:table-cell office:value-type="float" office:value="3.13278" calcext:value-type="float">
            <text:p>3.132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82327" calcext:value-type="float">
            <text:p>0.082327</text:p>
          </table:table-cell>
          <table:table-cell office:value-type="float" office:value="0.287239" calcext:value-type="float">
            <text:p>0.287239</text:p>
          </table:table-cell>
          <table:table-cell office:value-type="float" office:value="0.756968" calcext:value-type="float">
            <text:p>0.756968</text:p>
          </table:table-cell>
          <table:table-cell office:value-type="float" office:value="0.914342" calcext:value-type="float">
            <text:p>0.914342</text:p>
          </table:table-cell>
          <table:table-cell office:value-type="float" office:value="1.454876" calcext:value-type="float">
            <text:p>1.454876</text:p>
          </table:table-cell>
          <table:table-cell office:value-type="float" office:value="1.81024" calcext:value-type="float">
            <text:p>1.81024</text:p>
          </table:table-cell>
          <table:table-cell office:value-type="float" office:value="2.591699" calcext:value-type="float">
            <text:p>2.591699</text:p>
          </table:table-cell>
          <table:table-cell office:value-type="float" office:value="2.661966" calcext:value-type="float">
            <text:p>2.661966</text:p>
          </table:table-cell>
          <table:table-cell office:value-type="float" office:value="2.439867" calcext:value-type="float">
            <text:p>2.439867</text:p>
          </table:table-cell>
          <table:table-cell office:value-type="float" office:value="3.184391" calcext:value-type="float">
            <text:p>3.184391</text:p>
          </table:table-cell>
          <table:table-cell office:value-type="float" office:value="2.978616" calcext:value-type="float">
            <text:p>2.9786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9201" calcext:value-type="float">
            <text:p>0.09201</text:p>
          </table:table-cell>
          <table:table-cell office:value-type="float" office:value="0.275353" calcext:value-type="float">
            <text:p>0.275353</text:p>
          </table:table-cell>
          <table:table-cell office:value-type="float" office:value="0.653858" calcext:value-type="float">
            <text:p>0.653858</text:p>
          </table:table-cell>
          <table:table-cell office:value-type="float" office:value="1.004146" calcext:value-type="float">
            <text:p>1.004146</text:p>
          </table:table-cell>
          <table:table-cell office:value-type="float" office:value="1.251138" calcext:value-type="float">
            <text:p>1.251138</text:p>
          </table:table-cell>
          <table:table-cell office:value-type="float" office:value="1.916075" calcext:value-type="float">
            <text:p>1.916075</text:p>
          </table:table-cell>
          <table:table-cell office:value-type="float" office:value="2.015704" calcext:value-type="float">
            <text:p>2.015704</text:p>
          </table:table-cell>
          <table:table-cell office:value-type="float" office:value="2.082614" calcext:value-type="float">
            <text:p>2.082614</text:p>
          </table:table-cell>
          <table:table-cell office:value-type="float" office:value="2.462143" calcext:value-type="float">
            <text:p>2.462143</text:p>
          </table:table-cell>
          <table:table-cell office:value-type="float" office:value="3.173351" calcext:value-type="float">
            <text:p>3.173351</text:p>
          </table:table-cell>
          <table:table-cell office:value-type="float" office:value="3.056605" calcext:value-type="float">
            <text:p>3.0566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92425" calcext:value-type="float">
            <text:p>0.092425</text:p>
          </table:table-cell>
          <table:table-cell office:value-type="float" office:value="0.271165" calcext:value-type="float">
            <text:p>0.271165</text:p>
          </table:table-cell>
          <table:table-cell office:value-type="float" office:value="0.56137" calcext:value-type="float">
            <text:p>0.56137</text:p>
          </table:table-cell>
          <table:table-cell office:value-type="float" office:value="0.974968" calcext:value-type="float">
            <text:p>0.974968</text:p>
          </table:table-cell>
          <table:table-cell office:value-type="float" office:value="1.265945" calcext:value-type="float">
            <text:p>1.265945</text:p>
          </table:table-cell>
          <table:table-cell office:value-type="float" office:value="1.474762" calcext:value-type="float">
            <text:p>1.474762</text:p>
          </table:table-cell>
          <table:table-cell office:value-type="float" office:value="1.934433" calcext:value-type="float">
            <text:p>1.934433</text:p>
          </table:table-cell>
          <table:table-cell office:value-type="float" office:value="2.282949" calcext:value-type="float">
            <text:p>2.282949</text:p>
          </table:table-cell>
          <table:table-cell office:value-type="float" office:value="2.529432" calcext:value-type="float">
            <text:p>2.529432</text:p>
          </table:table-cell>
          <table:table-cell office:value-type="float" office:value="2.736447" calcext:value-type="float">
            <text:p>2.736447</text:p>
          </table:table-cell>
          <table:table-cell office:value-type="float" office:value="3.209092" calcext:value-type="float">
            <text:p>3.20909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90315" calcext:value-type="float">
            <text:p>0.090315</text:p>
          </table:table-cell>
          <table:table-cell office:value-type="float" office:value="0.284353" calcext:value-type="float">
            <text:p>0.284353</text:p>
          </table:table-cell>
          <table:table-cell office:value-type="float" office:value="0.622952" calcext:value-type="float">
            <text:p>0.622952</text:p>
          </table:table-cell>
          <table:table-cell office:value-type="float" office:value="1.040809" calcext:value-type="float">
            <text:p>1.040809</text:p>
          </table:table-cell>
          <table:table-cell office:value-type="float" office:value="1.226051" calcext:value-type="float">
            <text:p>1.226051</text:p>
          </table:table-cell>
          <table:table-cell office:value-type="float" office:value="1.538565" calcext:value-type="float">
            <text:p>1.538565</text:p>
          </table:table-cell>
          <table:table-cell office:value-type="float" office:value="1.865957" calcext:value-type="float">
            <text:p>1.865957</text:p>
          </table:table-cell>
          <table:table-cell office:value-type="float" office:value="2.233456" calcext:value-type="float">
            <text:p>2.233456</text:p>
          </table:table-cell>
          <table:table-cell office:value-type="float" office:value="2.579345" calcext:value-type="float">
            <text:p>2.579345</text:p>
          </table:table-cell>
          <table:table-cell office:value-type="float" office:value="2.950653" calcext:value-type="float">
            <text:p>2.950653</text:p>
          </table:table-cell>
          <table:table-cell office:value-type="float" office:value="3.059983" calcext:value-type="float">
            <text:p>3.05998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18219" calcext:value-type="float">
            <text:p>0.118219</text:p>
          </table:table-cell>
          <table:table-cell office:value-type="float" office:value="0.440197" calcext:value-type="float">
            <text:p>0.440197</text:p>
          </table:table-cell>
          <table:table-cell office:value-type="float" office:value="0.81748" calcext:value-type="float">
            <text:p>0.81748</text:p>
          </table:table-cell>
          <table:table-cell office:value-type="float" office:value="1.471665" calcext:value-type="float">
            <text:p>1.471665</text:p>
          </table:table-cell>
          <table:table-cell office:value-type="float" office:value="2.078728" calcext:value-type="float">
            <text:p>2.078728</text:p>
          </table:table-cell>
          <table:table-cell office:value-type="float" office:value="2.412908" calcext:value-type="float">
            <text:p>2.412908</text:p>
          </table:table-cell>
          <table:table-cell office:value-type="float" office:value="2.119452" calcext:value-type="float">
            <text:p>2.119452</text:p>
          </table:table-cell>
          <table:table-cell office:value-type="float" office:value="2.711678" calcext:value-type="float">
            <text:p>2.711678</text:p>
          </table:table-cell>
          <table:table-cell office:value-type="float" office:value="3.399258" calcext:value-type="float">
            <text:p>3.399258</text:p>
          </table:table-cell>
          <table:table-cell office:value-type="float" office:value="3.688418" calcext:value-type="float">
            <text:p>3.688418</text:p>
          </table:table-cell>
          <table:table-cell office:value-type="float" office:value="3.850433" calcext:value-type="float">
            <text:p>3.850433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float" office:value="0.090912" calcext:value-type="float">
            <text:p>0.090912</text:p>
          </table:table-cell>
          <table:table-cell table:style-name="ce6" office:value-type="float" office:value="0.726435" calcext:value-type="float">
            <text:p>0.726435</text:p>
          </table:table-cell>
          <table:table-cell table:style-name="ce6" office:value-type="float" office:value="0.958641" calcext:value-type="float">
            <text:p>0.958641</text:p>
          </table:table-cell>
          <table:table-cell table:style-name="ce6" office:value-type="float" office:value="1.809115" calcext:value-type="float">
            <text:p>1.809115</text:p>
          </table:table-cell>
          <table:table-cell table:style-name="ce6" office:value-type="float" office:value="2.210642" calcext:value-type="float">
            <text:p>2.210642</text:p>
          </table:table-cell>
          <table:table-cell table:style-name="ce6" office:value-type="float" office:value="2.239237" calcext:value-type="float">
            <text:p>2.239237</text:p>
          </table:table-cell>
          <table:table-cell table:style-name="ce6" office:value-type="float" office:value="2.919504" calcext:value-type="float">
            <text:p>2.919504</text:p>
          </table:table-cell>
          <table:table-cell table:style-name="ce6" office:value-type="float" office:value="3.790565" calcext:value-type="float">
            <text:p>3.790565</text:p>
          </table:table-cell>
          <table:table-cell table:style-name="ce6" office:value-type="float" office:value="3.729145" calcext:value-type="float">
            <text:p>3.729145</text:p>
          </table:table-cell>
          <table:table-cell table:style-name="ce6" office:value-type="float" office:value="5.057326" calcext:value-type="float">
            <text:p>5.057326</text:p>
          </table:table-cell>
          <table:table-cell table:style-name="ce9" office:value-type="float" office:value="5.177156" calcext:value-type="float">
            <text:p>5.177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22:52:56.287031519</meta:creation-date>
    <dc:date>2021-04-17T01:34:18.100515349</dc:date>
    <meta:editing-duration>PT21M19S</meta:editing-duration>
    <meta:editing-cycles>1</meta:editing-cycles>
    <meta:document-statistic meta:table-count="1" meta:cell-count="132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5cm" svg:height="14.082cm" xlink:href=".." xlink:type="simple" chart:class="chart:line" chart:style-name="ch1">
        <chart:legend chart:legend-position="end" svg:x="22.289cm" svg:y="5.746cm" style:legend-expansion="high" chart:style-name="ch2"/>
        <chart:plot-area chart:style-name="ch3" table:cell-range-address="Sheet1.B2:Sheet1.F11" chart:data-source-has-labels="row" svg:x="0.5cm" svg:y="0.281cm" svg:width="21.289cm" svg:height="13.52cm">
          <chartooo:coordinate-region svg:x="0.936cm" svg:y="0.481cm" svg:width="20.666cm" svg:height="12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8:Sheet1.B8" chart:class="chart:line">
            <chart:data-point chart:repeated="10"/>
          </chart:series>
          <chart:series chart:style-name="ch7" chart:values-cell-range-address="Sheet1.C2:Sheet1.C11" chart:label-cell-address="Sheet1.C8:Sheet1.C8" chart:class="chart:line">
            <chart:data-point chart:repeated="10"/>
          </chart:series>
          <chart:series chart:style-name="ch8" chart:values-cell-range-address="Sheet1.D2:Sheet1.D11" chart:label-cell-address="Sheet1.D8:Sheet1.D8" chart:class="chart:line">
            <chart:data-point chart:repeated="10"/>
          </chart:series>
          <chart:series chart:style-name="ch9" chart:values-cell-range-address="Sheet1.E2:Sheet1.E11" chart:label-cell-address="Sheet1.E8:Sheet1.E8" chart:class="chart:line">
            <chart:data-point chart:repeated="10"/>
          </chart:series>
          <chart:series chart:style-name="ch10" chart:values-cell-range-address="Sheet1.F2:Sheet1.F11" chart:label-cell-address="Sheet1.F8:Sheet1.F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92425</text:p>
                <draw:g>
                  <svg:desc>Sheet1.B8:Sheet1.B8</svg:desc>
                </draw:g>
              </table:table-cell>
              <table:table-cell office:value-type="string">
                <text:p>0.271165</text:p>
                <draw:g>
                  <svg:desc>Sheet1.C8:Sheet1.C8</svg:desc>
                </draw:g>
              </table:table-cell>
              <table:table-cell office:value-type="string">
                <text:p>0.56137</text:p>
                <draw:g>
                  <svg:desc>Sheet1.D8:Sheet1.D8</svg:desc>
                </draw:g>
              </table:table-cell>
              <table:table-cell office:value-type="string">
                <text:p>0.974968</text:p>
                <draw:g>
                  <svg:desc>Sheet1.E8:Sheet1.E8</svg:desc>
                </draw:g>
              </table:table-cell>
              <table:table-cell office:value-type="string">
                <text:p>1.265945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724">
                <text:p>0.14724</text:p>
                <draw:g>
                  <svg:desc>Sheet1.B2:Sheet1.B11</svg:desc>
                </draw:g>
              </table:table-cell>
              <table:table-cell office:value-type="float" office:value="0.784695">
                <text:p>0.784695</text:p>
                <draw:g>
                  <svg:desc>Sheet1.C2:Sheet1.C11</svg:desc>
                </draw:g>
              </table:table-cell>
              <table:table-cell office:value-type="float" office:value="2.521897">
                <text:p>2.521897</text:p>
                <draw:g>
                  <svg:desc>Sheet1.D2:Sheet1.D11</svg:desc>
                </draw:g>
              </table:table-cell>
              <table:table-cell office:value-type="float" office:value="4.100011">
                <text:p>4.100011</text:p>
                <draw:g>
                  <svg:desc>Sheet1.E2:Sheet1.E11</svg:desc>
                </draw:g>
              </table:table-cell>
              <table:table-cell office:value-type="float" office:value="4.924917">
                <text:p>4.924917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016">
                <text:p>0.078016</text:p>
              </table:table-cell>
              <table:table-cell office:value-type="float" office:value="0.380776">
                <text:p>0.380776</text:p>
              </table:table-cell>
              <table:table-cell office:value-type="float" office:value="1.332272">
                <text:p>1.332272</text:p>
              </table:table-cell>
              <table:table-cell office:value-type="float" office:value="2.096845">
                <text:p>2.096845</text:p>
              </table:table-cell>
              <table:table-cell office:value-type="float" office:value="2.345644">
                <text:p>2.345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4059">
                <text:p>0.074059</text:p>
              </table:table-cell>
              <table:table-cell office:value-type="float" office:value="0.281213">
                <text:p>0.281213</text:p>
              </table:table-cell>
              <table:table-cell office:value-type="float" office:value="0.767716">
                <text:p>0.767716</text:p>
              </table:table-cell>
              <table:table-cell office:value-type="float" office:value="1.145122">
                <text:p>1.145122</text:p>
              </table:table-cell>
              <table:table-cell office:value-type="float" office:value="1.514345">
                <text:p>1.514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3408">
                <text:p>0.073408</text:p>
              </table:table-cell>
              <table:table-cell office:value-type="float" office:value="0.24477">
                <text:p>0.24477</text:p>
              </table:table-cell>
              <table:table-cell office:value-type="float" office:value="0.623222">
                <text:p>0.623222</text:p>
              </table:table-cell>
              <table:table-cell office:value-type="float" office:value="0.930842">
                <text:p>0.930842</text:p>
              </table:table-cell>
              <table:table-cell office:value-type="float" office:value="1.301785">
                <text:p>1.301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2327">
                <text:p>0.082327</text:p>
              </table:table-cell>
              <table:table-cell office:value-type="float" office:value="0.287239">
                <text:p>0.287239</text:p>
              </table:table-cell>
              <table:table-cell office:value-type="float" office:value="0.756968">
                <text:p>0.756968</text:p>
              </table:table-cell>
              <table:table-cell office:value-type="float" office:value="0.914342">
                <text:p>0.914342</text:p>
              </table:table-cell>
              <table:table-cell office:value-type="float" office:value="1.454876">
                <text:p>1.454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201">
                <text:p>0.09201</text:p>
              </table:table-cell>
              <table:table-cell office:value-type="float" office:value="0.275353">
                <text:p>0.275353</text:p>
              </table:table-cell>
              <table:table-cell office:value-type="float" office:value="0.653858">
                <text:p>0.653858</text:p>
              </table:table-cell>
              <table:table-cell office:value-type="float" office:value="1.004146">
                <text:p>1.004146</text:p>
              </table:table-cell>
              <table:table-cell office:value-type="float" office:value="1.251138">
                <text:p>1.251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2425">
                <text:p>0.092425</text:p>
              </table:table-cell>
              <table:table-cell office:value-type="float" office:value="0.271165">
                <text:p>0.271165</text:p>
              </table:table-cell>
              <table:table-cell office:value-type="float" office:value="0.56137">
                <text:p>0.56137</text:p>
              </table:table-cell>
              <table:table-cell office:value-type="float" office:value="0.974968">
                <text:p>0.974968</text:p>
              </table:table-cell>
              <table:table-cell office:value-type="float" office:value="1.265945">
                <text:p>1.265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315">
                <text:p>0.090315</text:p>
              </table:table-cell>
              <table:table-cell office:value-type="float" office:value="0.284353">
                <text:p>0.284353</text:p>
              </table:table-cell>
              <table:table-cell office:value-type="float" office:value="0.622952">
                <text:p>0.622952</text:p>
              </table:table-cell>
              <table:table-cell office:value-type="float" office:value="1.040809">
                <text:p>1.040809</text:p>
              </table:table-cell>
              <table:table-cell office:value-type="float" office:value="1.226051">
                <text:p>1.226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8219">
                <text:p>0.118219</text:p>
              </table:table-cell>
              <table:table-cell office:value-type="float" office:value="0.440197">
                <text:p>0.440197</text:p>
              </table:table-cell>
              <table:table-cell office:value-type="float" office:value="0.81748">
                <text:p>0.81748</text:p>
              </table:table-cell>
              <table:table-cell office:value-type="float" office:value="1.471665">
                <text:p>1.471665</text:p>
              </table:table-cell>
              <table:table-cell office:value-type="float" office:value="2.078728">
                <text:p>2.078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912">
                <text:p>0.090912</text:p>
              </table:table-cell>
              <table:table-cell office:value-type="float" office:value="0.726435">
                <text:p>0.726435</text:p>
              </table:table-cell>
              <table:table-cell office:value-type="float" office:value="0.958641">
                <text:p>0.958641</text:p>
              </table:table-cell>
              <table:table-cell office:value-type="float" office:value="1.809115">
                <text:p>1.809115</text:p>
              </table:table-cell>
              <table:table-cell office:value-type="float" office:value="2.210642">
                <text:p>2.210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645cm" svg:height="15.56cm" xlink:href=".." xlink:type="simple" chart:class="chart:line" chart:style-name="ch1">
        <chart:legend chart:legend-position="end" svg:x="24.899cm" svg:y="6.236cm" style:legend-expansion="high" chart:style-name="ch2"/>
        <chart:plot-area chart:style-name="ch3" table:cell-range-address="Sheet1.G2:Sheet1.L11" chart:data-source-has-labels="row" svg:x="0.552cm" svg:y="0.311cm" svg:width="23.795cm" svg:height="14.938cm">
          <chartooo:coordinate-region svg:x="0.988cm" svg:y="0.51cm" svg:width="22.987cm" svg:height="14.0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1" chart:label-cell-address="Sheet1.G8:Sheet1.G8" chart:class="chart:line">
            <chart:data-point chart:repeated="10"/>
          </chart:series>
          <chart:series chart:style-name="ch7" chart:values-cell-range-address="Sheet1.H2:Sheet1.H11" chart:label-cell-address="Sheet1.H8:Sheet1.H8" chart:class="chart:line">
            <chart:data-point chart:repeated="10"/>
          </chart:series>
          <chart:series chart:style-name="ch8" chart:values-cell-range-address="Sheet1.I2:Sheet1.I11" chart:label-cell-address="Sheet1.I8:Sheet1.I8" chart:class="chart:line">
            <chart:data-point chart:repeated="10"/>
          </chart:series>
          <chart:series chart:style-name="ch9" chart:values-cell-range-address="Sheet1.J2:Sheet1.J11" chart:label-cell-address="Sheet1.J8:Sheet1.J8" chart:class="chart:line">
            <chart:data-point chart:repeated="10"/>
          </chart:series>
          <chart:series chart:style-name="ch10" chart:values-cell-range-address="Sheet1.K2:Sheet1.K11" chart:label-cell-address="Sheet1.K8:Sheet1.K8" chart:class="chart:line">
            <chart:data-point chart:repeated="10"/>
          </chart:series>
          <chart:series chart:style-name="ch11" chart:values-cell-range-address="Sheet1.L2:Sheet1.L11" chart:label-cell-address="Sheet1.L8:Sheet1.L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74762</text:p>
                <draw:g>
                  <svg:desc>Sheet1.G8:Sheet1.G8</svg:desc>
                </draw:g>
              </table:table-cell>
              <table:table-cell office:value-type="string">
                <text:p>1.934433</text:p>
                <draw:g>
                  <svg:desc>Sheet1.H8:Sheet1.H8</svg:desc>
                </draw:g>
              </table:table-cell>
              <table:table-cell office:value-type="string">
                <text:p>2.282949</text:p>
                <draw:g>
                  <svg:desc>Sheet1.I8:Sheet1.I8</svg:desc>
                </draw:g>
              </table:table-cell>
              <table:table-cell office:value-type="string">
                <text:p>2.529432</text:p>
                <draw:g>
                  <svg:desc>Sheet1.J8:Sheet1.J8</svg:desc>
                </draw:g>
              </table:table-cell>
              <table:table-cell office:value-type="string">
                <text:p>2.736447</text:p>
                <draw:g>
                  <svg:desc>Sheet1.K8:Sheet1.K8</svg:desc>
                </draw:g>
              </table:table-cell>
              <table:table-cell office:value-type="string">
                <text:p>3.209092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49413">
                <text:p>6.149413</text:p>
                <draw:g>
                  <svg:desc>Sheet1.G2:Sheet1.G11</svg:desc>
                </draw:g>
              </table:table-cell>
              <table:table-cell office:value-type="float" office:value="7.631096">
                <text:p>7.631096</text:p>
                <draw:g>
                  <svg:desc>Sheet1.H2:Sheet1.H11</svg:desc>
                </draw:g>
              </table:table-cell>
              <table:table-cell office:value-type="float" office:value="8.691645">
                <text:p>8.691645</text:p>
                <draw:g>
                  <svg:desc>Sheet1.I2:Sheet1.I11</svg:desc>
                </draw:g>
              </table:table-cell>
              <table:table-cell office:value-type="float" office:value="10.720969">
                <text:p>10.720969</text:p>
                <draw:g>
                  <svg:desc>Sheet1.J2:Sheet1.J11</svg:desc>
                </draw:g>
              </table:table-cell>
              <table:table-cell office:value-type="float" office:value="11.424106">
                <text:p>11.424106</text:p>
                <draw:g>
                  <svg:desc>Sheet1.K2:Sheet1.K11</svg:desc>
                </draw:g>
              </table:table-cell>
              <table:table-cell office:value-type="float" office:value="12.429553">
                <text:p>12.429553</text:p>
                <draw:g>
                  <svg:desc>Sheet1.L2:Sheet1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09306">
                <text:p>2.909306</text:p>
              </table:table-cell>
              <table:table-cell office:value-type="float" office:value="3.388353">
                <text:p>3.388353</text:p>
              </table:table-cell>
              <table:table-cell office:value-type="float" office:value="4.030681">
                <text:p>4.030681</text:p>
              </table:table-cell>
              <table:table-cell office:value-type="float" office:value="4.804068">
                <text:p>4.804068</text:p>
              </table:table-cell>
              <table:table-cell office:value-type="float" office:value="5.394165">
                <text:p>5.394165</text:p>
              </table:table-cell>
              <table:table-cell office:value-type="float" office:value="6.229242">
                <text:p>6.229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2013">
                <text:p>1.882013</text:p>
              </table:table-cell>
              <table:table-cell office:value-type="float" office:value="2.259658">
                <text:p>2.259658</text:p>
              </table:table-cell>
              <table:table-cell office:value-type="float" office:value="2.668593">
                <text:p>2.668593</text:p>
              </table:table-cell>
              <table:table-cell office:value-type="float" office:value="3.01898">
                <text:p>3.01898</text:p>
              </table:table-cell>
              <table:table-cell office:value-type="float" office:value="4.481921">
                <text:p>4.481921</text:p>
              </table:table-cell>
              <table:table-cell office:value-type="float" office:value="3.695474">
                <text:p>3.695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392">
                <text:p>1.50392</text:p>
              </table:table-cell>
              <table:table-cell office:value-type="float" office:value="1.88953">
                <text:p>1.88953</text:p>
              </table:table-cell>
              <table:table-cell office:value-type="float" office:value="2.176706">
                <text:p>2.176706</text:p>
              </table:table-cell>
              <table:table-cell office:value-type="float" office:value="2.522325">
                <text:p>2.522325</text:p>
              </table:table-cell>
              <table:table-cell office:value-type="float" office:value="3.49188">
                <text:p>3.49188</text:p>
              </table:table-cell>
              <table:table-cell office:value-type="float" office:value="3.13278">
                <text:p>3.13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1024">
                <text:p>1.81024</text:p>
              </table:table-cell>
              <table:table-cell office:value-type="float" office:value="2.591699">
                <text:p>2.591699</text:p>
              </table:table-cell>
              <table:table-cell office:value-type="float" office:value="2.661966">
                <text:p>2.661966</text:p>
              </table:table-cell>
              <table:table-cell office:value-type="float" office:value="2.439867">
                <text:p>2.439867</text:p>
              </table:table-cell>
              <table:table-cell office:value-type="float" office:value="3.184391">
                <text:p>3.184391</text:p>
              </table:table-cell>
              <table:table-cell office:value-type="float" office:value="2.978616">
                <text:p>2.978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16075">
                <text:p>1.916075</text:p>
              </table:table-cell>
              <table:table-cell office:value-type="float" office:value="2.015704">
                <text:p>2.015704</text:p>
              </table:table-cell>
              <table:table-cell office:value-type="float" office:value="2.082614">
                <text:p>2.082614</text:p>
              </table:table-cell>
              <table:table-cell office:value-type="float" office:value="2.462143">
                <text:p>2.462143</text:p>
              </table:table-cell>
              <table:table-cell office:value-type="float" office:value="3.173351">
                <text:p>3.173351</text:p>
              </table:table-cell>
              <table:table-cell office:value-type="float" office:value="3.056605">
                <text:p>3.056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4762">
                <text:p>1.474762</text:p>
              </table:table-cell>
              <table:table-cell office:value-type="float" office:value="1.934433">
                <text:p>1.934433</text:p>
              </table:table-cell>
              <table:table-cell office:value-type="float" office:value="2.282949">
                <text:p>2.282949</text:p>
              </table:table-cell>
              <table:table-cell office:value-type="float" office:value="2.529432">
                <text:p>2.529432</text:p>
              </table:table-cell>
              <table:table-cell office:value-type="float" office:value="2.736447">
                <text:p>2.736447</text:p>
              </table:table-cell>
              <table:table-cell office:value-type="float" office:value="3.209092">
                <text:p>3.209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38565">
                <text:p>1.538565</text:p>
              </table:table-cell>
              <table:table-cell office:value-type="float" office:value="1.865957">
                <text:p>1.865957</text:p>
              </table:table-cell>
              <table:table-cell office:value-type="float" office:value="2.233456">
                <text:p>2.233456</text:p>
              </table:table-cell>
              <table:table-cell office:value-type="float" office:value="2.579345">
                <text:p>2.579345</text:p>
              </table:table-cell>
              <table:table-cell office:value-type="float" office:value="2.950653">
                <text:p>2.950653</text:p>
              </table:table-cell>
              <table:table-cell office:value-type="float" office:value="3.059983">
                <text:p>3.059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12908">
                <text:p>2.412908</text:p>
              </table:table-cell>
              <table:table-cell office:value-type="float" office:value="2.119452">
                <text:p>2.119452</text:p>
              </table:table-cell>
              <table:table-cell office:value-type="float" office:value="2.711678">
                <text:p>2.711678</text:p>
              </table:table-cell>
              <table:table-cell office:value-type="float" office:value="3.399258">
                <text:p>3.399258</text:p>
              </table:table-cell>
              <table:table-cell office:value-type="float" office:value="3.688418">
                <text:p>3.688418</text:p>
              </table:table-cell>
              <table:table-cell office:value-type="float" office:value="3.850433">
                <text:p>3.850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39237">
                <text:p>2.239237</text:p>
              </table:table-cell>
              <table:table-cell office:value-type="float" office:value="2.919504">
                <text:p>2.919504</text:p>
              </table:table-cell>
              <table:table-cell office:value-type="float" office:value="3.790565">
                <text:p>3.790565</text:p>
              </table:table-cell>
              <table:table-cell office:value-type="float" office:value="3.729145">
                <text:p>3.729145</text:p>
              </table:table-cell>
              <table:table-cell office:value-type="float" office:value="5.057326">
                <text:p>5.057326</text:p>
              </table:table-cell>
              <table:table-cell office:value-type="float" office:value="5.177156">
                <text:p>5.177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